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V Boli" svg:font-family="'MV Bol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V Boli" fo:font-size="18pt" style:text-underline-style="solid" style:text-underline-width="auto" style:text-underline-color="font-color" officeooo:rsid="0010c19a" officeooo:paragraph-rsid="0010c19a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MV Boli" fo:font-size="14pt" style:text-underline-style="solid" style:text-underline-width="auto" style:text-underline-color="font-color" officeooo:rsid="0010c19a" officeooo:paragraph-rsid="0010c19a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MV Boli" fo:font-size="14pt" style:text-underline-style="solid" style:text-underline-width="auto" style:text-underline-color="font-color" officeooo:rsid="0010c19a" officeooo:paragraph-rsid="0019418d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MV Boli" fo:font-size="14pt" style:text-underline-style="solid" style:text-underline-width="auto" style:text-underline-color="font-color" fo:font-weight="normal" officeooo:rsid="0010c19a" officeooo:paragraph-rsid="003606b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MV Boli" fo:font-size="14pt" style:text-underline-style="solid" style:text-underline-width="auto" style:text-underline-color="font-color" fo:font-weight="normal" officeooo:rsid="0010c19a" officeooo:paragraph-rsid="003b4bca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MV Boli" fo:font-size="12pt" style:text-underline-style="none" officeooo:rsid="0010c19a" officeooo:paragraph-rsid="0010c19a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MV Boli" fo:font-size="12pt" style:text-underline-style="none" officeooo:rsid="0010c19a" officeooo:paragraph-rsid="0011cb48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MV Boli" fo:font-size="12pt" style:text-underline-style="none" officeooo:rsid="0010c19a" officeooo:paragraph-rsid="0018eee5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MV Boli" fo:font-size="12pt" style:text-underline-style="none" officeooo:rsid="0010c19a" officeooo:paragraph-rsid="0019418d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MV Boli" fo:font-size="12pt" style:text-underline-style="none" officeooo:rsid="0010c19a" officeooo:paragraph-rsid="001a1d6c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MV Boli" fo:font-size="12pt" style:text-underline-style="none" officeooo:rsid="0010c19a" officeooo:paragraph-rsid="001bbcb5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MV Boli" fo:font-size="12pt" style:text-underline-style="none" officeooo:rsid="0010c19a" officeooo:paragraph-rsid="001c10f8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MV Boli" fo:font-size="12pt" style:text-underline-style="none" fo:font-weight="normal" officeooo:rsid="0010c19a" officeooo:paragraph-rsid="001a1d6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MV Boli" fo:font-size="12pt" style:text-underline-style="none" fo:font-weight="normal" officeooo:rsid="0010c19a" officeooo:paragraph-rsid="001e108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MV Boli" fo:font-size="12pt" style:text-underline-style="none" fo:font-weight="normal" officeooo:rsid="0010c19a" officeooo:paragraph-rsid="0027a0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MV Boli" fo:font-size="12pt" style:text-underline-style="none" fo:font-weight="normal" officeooo:rsid="0010c19a" officeooo:paragraph-rsid="002a741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MV Boli" fo:font-size="12pt" style:text-underline-style="none" fo:font-weight="normal" officeooo:rsid="0010c19a" officeooo:paragraph-rsid="002c63e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officeooo:paragraph-rsid="003e7963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style:text-underline-style="solid" style:text-underline-width="auto" style:text-underline-color="font-color" officeooo:rsid="0010c19a" officeooo:paragraph-rsid="0019418d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normal" officeooo:rsid="0010c19a" officeooo:paragraph-rsid="003b4bc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normal" officeooo:rsid="0010c19a" officeooo:paragraph-rsid="003e796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normal" officeooo:rsid="0010c19a" officeooo:paragraph-rsid="004442f6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normal" officeooo:rsid="0037efc2" officeooo:paragraph-rsid="0037efc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normal" officeooo:rsid="0037efc2" officeooo:paragraph-rsid="003ad8e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Times New Roman" fo:font-size="12pt" style:text-underline-style="none" fo:font-weight="normal" officeooo:rsid="0010c19a" officeooo:paragraph-rsid="003e7963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use-window-font-color="true" style:font-name="Times New Roman" fo:font-size="12pt" fo:background-color="transparent" style:font-size-asian="12pt" style:font-size-complex="12pt"/>
    </style:style>
    <style:style style:name="P27" style:family="paragraph" style:parent-style-name="Standard">
      <style:paragraph-properties fo:text-align="justify" style:justify-single-word="false" fo:break-before="page"/>
      <style:text-properties style:font-name="MV Boli" fo:font-size="14pt" style:text-underline-style="solid" style:text-underline-width="auto" style:text-underline-color="font-color" officeooo:rsid="0010c19a" officeooo:paragraph-rsid="0019418d" style:font-size-asian="12.25pt" style:font-size-complex="14pt"/>
    </style:style>
    <style:style style:name="P28" style:family="paragraph" style:parent-style-name="Standard">
      <style:paragraph-properties fo:text-align="justify" style:justify-single-word="false" fo:break-before="page"/>
      <style:text-properties style:font-name="MV Boli" fo:font-size="14pt" style:text-underline-style="solid" style:text-underline-width="auto" style:text-underline-color="font-color" fo:font-weight="normal" officeooo:rsid="0010c19a" officeooo:paragraph-rsid="003606bf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 fo:break-before="page"/>
      <style:text-properties style:font-name="MV Boli" fo:font-size="14pt" style:text-underline-style="solid" style:text-underline-width="auto" style:text-underline-color="font-color" fo:font-weight="normal" officeooo:rsid="0010c19a" officeooo:paragraph-rsid="003b4bca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 fo:break-before="page"/>
      <style:text-properties style:font-name="MV Boli" fo:font-size="12pt" style:text-underline-style="none" fo:font-weight="normal" officeooo:rsid="0010c19a" officeooo:paragraph-rsid="001a1d6c" style:font-size-asian="10.5pt" style:font-weight-asian="normal" style:font-size-complex="12pt" style:font-weight-complex="normal"/>
    </style:style>
    <style:style style:name="P31" style:family="paragraph" style:parent-style-name="Footer">
      <style:text-properties officeooo:rsid="001cf758" officeooo:paragraph-rsid="001cf758"/>
    </style:style>
    <style:style style:name="P32" style:family="paragraph" style:parent-style-name="Footer">
      <style:paragraph-properties fo:text-align="center" style:justify-single-word="false"/>
      <style:text-properties officeooo:rsid="001cf758" officeooo:paragraph-rsid="001cf758"/>
    </style:style>
    <style:style style:name="P33" style:family="paragraph">
      <loext:graphic-properties draw:fill="solid" draw:fill-color="#eff0f1" draw:opacity="100%"/>
      <style:paragraph-properties fo:background-color="#eff0f1"/>
    </style:style>
    <style:style style:name="T1" style:family="text">
      <style:text-properties officeooo:rsid="0010c19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9418d"/>
    </style:style>
    <style:style style:name="T4" style:family="text">
      <style:text-properties style:text-underline-style="none" officeooo:rsid="0012649b"/>
    </style:style>
    <style:style style:name="T5" style:family="text">
      <style:text-properties style:text-underline-style="none" fo:font-weight="bold" officeooo:rsid="0012649b" style:font-weight-asian="bold" style:font-weight-complex="bold"/>
    </style:style>
    <style:style style:name="T6" style:family="text">
      <style:text-properties style:text-underline-style="none" fo:font-weight="bold" officeooo:rsid="003606bf" style:font-weight-asian="bold" style:font-weight-complex="bold"/>
    </style:style>
    <style:style style:name="T7" style:family="text">
      <style:text-properties style:text-underline-style="none" fo:font-weight="bold" officeooo:rsid="003cf2e1" style:font-weight-asian="bold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11cb48"/>
    </style:style>
    <style:style style:name="T10" style:family="text">
      <style:text-properties style:font-name="Times New Roman" officeooo:rsid="0012649b"/>
    </style:style>
    <style:style style:name="T11" style:family="text">
      <style:text-properties style:font-name="Times New Roman" officeooo:rsid="0016bdb4"/>
    </style:style>
    <style:style style:name="T12" style:family="text">
      <style:text-properties style:font-name="Times New Roman" officeooo:rsid="0018eee5"/>
    </style:style>
    <style:style style:name="T13" style:family="text">
      <style:text-properties style:font-name="Times New Roman" officeooo:rsid="0019418d"/>
    </style:style>
    <style:style style:name="T14" style:family="text">
      <style:text-properties style:font-name="Times New Roman" fo:font-weight="bold" officeooo:rsid="0019418d" style:font-weight-asian="bold" style:font-weight-complex="bold"/>
    </style:style>
    <style:style style:name="T15" style:family="text">
      <style:text-properties style:font-name="Times New Roman" fo:font-weight="bold" officeooo:rsid="001a1d6c" style:font-weight-asian="bold" style:font-weight-complex="bold"/>
    </style:style>
    <style:style style:name="T16" style:family="text">
      <style:text-properties style:font-name="Times New Roman" fo:font-weight="bold" officeooo:rsid="0025e569" style:font-weight-asian="bold" style:font-weight-complex="bold"/>
    </style:style>
    <style:style style:name="T17" style:family="text">
      <style:text-properties style:font-name="Times New Roman" fo:font-weight="bold" officeooo:rsid="002cc8b0" style:font-weight-asian="bold" style:font-weight-complex="bold"/>
    </style:style>
    <style:style style:name="T18" style:family="text">
      <style:text-properties style:font-name="Times New Roman" fo:font-weight="bold" officeooo:rsid="002d5d15" style:font-weight-asian="bold" style:font-weight-complex="bold"/>
    </style:style>
    <style:style style:name="T19" style:family="text">
      <style:text-properties style:font-name="Times New Roman" fo:font-weight="normal" officeooo:rsid="0019418d" style:font-weight-asian="normal" style:font-weight-complex="normal"/>
    </style:style>
    <style:style style:name="T20" style:family="text">
      <style:text-properties style:font-name="Times New Roman" fo:font-weight="normal" officeooo:rsid="0025e569" style:font-weight-asian="normal" style:font-weight-complex="normal"/>
    </style:style>
    <style:style style:name="T21" style:family="text">
      <style:text-properties style:font-name="Times New Roman" fo:font-weight="normal" officeooo:rsid="002cc8b0" style:font-weight-asian="normal" style:font-weight-complex="normal"/>
    </style:style>
    <style:style style:name="T22" style:family="text">
      <style:text-properties style:font-name="Times New Roman" officeooo:rsid="001f229c"/>
    </style:style>
    <style:style style:name="T23" style:family="text">
      <style:text-properties style:font-name="Times New Roman" officeooo:rsid="001f9e3b"/>
    </style:style>
    <style:style style:name="T24" style:family="text">
      <style:text-properties style:font-name="Times New Roman" officeooo:rsid="002181d7"/>
    </style:style>
    <style:style style:name="T25" style:family="text">
      <style:text-properties style:font-name="Times New Roman" officeooo:rsid="00245d70"/>
    </style:style>
    <style:style style:name="T26" style:family="text">
      <style:text-properties style:font-name="Times New Roman" officeooo:rsid="0025e569"/>
    </style:style>
    <style:style style:name="T27" style:family="text">
      <style:text-properties style:font-name="Times New Roman" officeooo:rsid="0027a011"/>
    </style:style>
    <style:style style:name="T28" style:family="text">
      <style:text-properties style:font-name="Times New Roman" officeooo:rsid="002c63eb"/>
    </style:style>
    <style:style style:name="T29" style:family="text">
      <style:text-properties style:font-name="Times New Roman" officeooo:rsid="002cc8b0"/>
    </style:style>
    <style:style style:name="T30" style:family="text">
      <style:text-properties style:font-name="Times New Roman" fo:font-size="12pt" style:text-underline-style="none" fo:font-weight="normal" officeooo:rsid="0010c19a" style:font-size-asian="10.5pt" style:font-weight-asian="normal" style:font-size-complex="12pt" style:font-weight-complex="normal"/>
    </style:style>
    <style:style style:name="T31" style:family="text">
      <style:text-properties style:font-name="Times New Roman" fo:font-size="12pt" style:text-underline-style="none" fo:font-weight="normal" officeooo:rsid="00453e4b" style:font-size-asian="10.5pt" style:font-weight-asian="normal" style:font-size-complex="12pt" style:font-weight-complex="normal"/>
    </style:style>
    <style:style style:name="T32" style:family="text">
      <style:text-properties style:font-name="Times New Roman" fo:font-size="12pt" style:font-size-asian="12pt" style:font-size-complex="12pt"/>
    </style:style>
    <style:style style:name="T33" style:family="text">
      <style:text-properties style:font-name="Times New Roman" fo:font-size="12pt" officeooo:rsid="00445e67" style:font-size-asian="12pt" style:font-size-complex="12pt"/>
    </style:style>
    <style:style style:name="T34" style:family="text">
      <style:text-properties style:font-name="Times New Roman" fo:font-size="12pt" fo:background-color="transparent" loext:char-shading-value="0" style:font-size-asian="12pt" style:font-size-complex="12pt"/>
    </style:style>
    <style:style style:name="T35" style:family="text">
      <style:text-properties style:font-name="Times New Roman" fo:font-size="12pt" officeooo:rsid="00445e67" fo:background-color="transparent" loext:char-shading-value="0" style:font-size-asian="12pt" style:font-size-complex="12pt"/>
    </style:style>
    <style:style style:name="T36" style:family="text">
      <style:text-properties style:font-name="Times New Roman" fo:font-size="12pt" officeooo:rsid="00445e67" fo:background-color="transparent" loext:char-shading-value="0" style:font-size-asian="12pt" style:font-size-complex="12pt"/>
    </style:style>
    <style:style style:name="T37" style:family="text">
      <style:text-properties style:font-name="Times New Roman" fo:font-size="12pt" fo:background-color="transparent" loext:char-shading-value="0" style:font-size-asian="12pt" style:font-size-complex="12pt"/>
    </style:style>
    <style:style style:name="T38" style:family="text">
      <style:text-properties officeooo:rsid="0012649b"/>
    </style:style>
    <style:style style:name="T39" style:family="text">
      <style:text-properties fo:font-size="12pt" style:text-underline-style="none" style:font-size-asian="10.5pt" style:font-size-complex="12pt"/>
    </style:style>
    <style:style style:name="T40" style:family="text">
      <style:text-properties fo:font-size="12pt" style:text-underline-style="none" officeooo:rsid="0019418d" style:font-size-asian="10.5pt" style:font-size-complex="12pt"/>
    </style:style>
    <style:style style:name="T41" style:family="text">
      <style:text-properties fo:font-size="12pt" style:text-underline-style="none" officeooo:rsid="0018eee5" style:font-size-asian="10.5pt" style:font-size-complex="12pt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officeooo:rsid="00445e67" style:font-size-asian="12pt" style:font-size-complex="12pt"/>
    </style:style>
    <style:style style:name="T44" style:family="text">
      <style:text-properties fo:font-weight="bold" officeooo:rsid="0012649b" style:font-weight-asian="bold" style:font-weight-complex="bold"/>
    </style:style>
    <style:style style:name="T45" style:family="text">
      <style:text-properties fo:font-weight="bold" officeooo:rsid="0036e76d" style:font-weight-asian="bold" style:font-weight-complex="bold"/>
    </style:style>
    <style:style style:name="T46" style:family="text">
      <style:text-properties fo:font-weight="bold" officeooo:rsid="003cf2e1" style:font-weight-asian="bold" style:font-weight-complex="bold"/>
    </style:style>
    <style:style style:name="T47" style:family="text">
      <style:text-properties fo:color="#ce181e" style:font-name="Times New Roman" fo:font-weight="bold" officeooo:rsid="0019418d" style:font-weight-asian="bold" style:font-weight-complex="bold"/>
    </style:style>
    <style:style style:name="T48" style:family="text">
      <style:text-properties fo:color="#ce181e" style:font-name="Times New Roman" fo:font-weight="bold" officeooo:rsid="001a1d6c" style:font-weight-asian="bold" style:font-weight-complex="bold"/>
    </style:style>
    <style:style style:name="T49" style:family="text">
      <style:text-properties fo:color="#ce181e" style:font-name="Times New Roman" fo:font-weight="bold" officeooo:rsid="0025e569" style:font-weight-asian="bold" style:font-weight-complex="bold"/>
    </style:style>
    <style:style style:name="T50" style:family="text">
      <style:text-properties fo:font-size="11pt" fo:font-style="italic" style:font-size-asian="11pt" style:font-style-asian="italic" style:font-size-complex="11pt" style:font-style-complex="italic"/>
    </style:style>
    <style:style style:name="T51" style:family="text">
      <style:text-properties officeooo:rsid="00383244"/>
    </style:style>
    <style:style style:name="T52" style:family="text">
      <style:text-properties officeooo:rsid="0038e6f8"/>
    </style:style>
    <style:style style:name="T53" style:family="text">
      <style:text-properties officeooo:rsid="003a7cb7"/>
    </style:style>
    <style:style style:name="T54" style:family="text">
      <style:text-properties officeooo:rsid="003ab65f"/>
    </style:style>
    <style:style style:name="T55" style:family="text">
      <style:text-properties officeooo:rsid="003ad8e4"/>
    </style:style>
    <style:style style:name="T56" style:family="text">
      <style:text-properties officeooo:rsid="003e7963"/>
    </style:style>
    <style:style style:name="T57" style:family="text">
      <style:text-properties officeooo:rsid="003ee772"/>
    </style:style>
    <style:style style:name="T58" style:family="text">
      <style:text-properties officeooo:rsid="0041b21e"/>
    </style:style>
    <style:style style:name="T59" style:family="text">
      <style:text-properties officeooo:rsid="00431122"/>
    </style:style>
    <style:style style:name="T60" style:family="text">
      <style:text-properties officeooo:rsid="004442f6"/>
    </style:style>
    <style:style style:name="T61" style:family="text">
      <style:text-properties officeooo:rsid="00445e67"/>
    </style:style>
    <style:style style:name="T62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63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64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65" style:family="text">
      <style:text-properties fo:font-variant="normal" fo:text-transform="none" fo:color="#e64320" style:font-name="inherit" fo:font-size="9.75pt" fo:letter-spacing="normal" fo:font-style="normal" fo:font-weight="normal" fo:background-color="#eff0f1" loext:char-shading-value="0" loext:padding="0cm" loext:border="none"/>
    </style:style>
    <style:style style:name="T66" style:family="text">
      <style:text-properties fo:font-variant="normal" fo:text-transform="none" fo:color="#0f74bd" style:font-name="inherit" fo:font-size="9.75pt" fo:letter-spacing="normal" fo:font-style="normal" fo:font-weight="normal" fo:background-color="#eff0f1" loext:char-shading-value="0" loext:padding="0cm" loext:border="none"/>
    </style:style>
    <style:style style:name="T67" style:family="text">
      <style:text-properties style:use-window-font-color="true" style:font-name="Times New Roman" fo:font-size="12pt" fo:background-color="transparent" loext:char-shading-value="0" style:font-size-asian="12pt" style:font-size-complex="12pt"/>
    </style:style>
    <style:style style:name="T68" style:family="text">
      <style:text-properties style:use-window-font-color="true" style:font-name="Times New Roman" fo:font-size="12pt" officeooo:rsid="00445e67" fo:background-color="transparent" loext:char-shading-value="0" style:font-size-asian="12pt" style:font-size-complex="12pt"/>
    </style:style>
    <style:style style:name="T69" style:family="text">
      <style:text-properties officeooo:rsid="00453e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Documentation </text:p>
      <text:p text:style-name="P1"/>
      <text:p text:style-name="P2"><text:span text:style-name="T2">1)</text:span> Le Pool de connexion </text:p>
      <text:p text:style-name="P2"/>
      <text:p text:style-name="P6"><text:tab/><text:span text:style-name="T8">Le pool de connexion permet un</text:span><text:span text:style-name="T12">e</text:span><text:span text:style-name="T8"> connexion à la base de données plus propre. Celui-ci viens allou</text:span><text:span text:style-name="T12">er</text:span><text:span text:style-name="T8"> un certain nombre de connexion</text:span><text:span text:style-name="T12">s</text:span><text:span text:style-name="T8"> à l’application qu’il créer dès le lancement du serveur. Ainsi, à chaque requête sur la base, l’application ne créer pas de connexion mais viens se saisir d’une connexion « libre ».</text:span></text:p>
      <text:p text:style-name="P6"><text:span text:style-name="T8"/></text:p>
      <text:p text:style-name="P8"><text:span text:style-name="T8"><text:tab/>Il doit être configur</text:span><text:span text:style-name="T12">é</text:span><text:span text:style-name="T8"> de cette manière :</text:span></text:p>
      <text:p text:style-name="P8"><text:span text:style-name="T11"><text:tab/><text:tab/>( </text:span><text:span text:style-name="T12">dans le fichier </text:span><text:span text:style-name="T11">/Nom_du_Context/META-INF/context.xml )</text:span><text:span text:style-name="T8"> :</text:span></text:p>
      <text:p text:style-name="P6"><text:span text:style-name="T8"><text:tab/></text:span></text:p>
      <text:p text:style-name="P6"><text:span text:style-name="T8"><text:tab/>&lt;Resource name="da2i"</text:span></text:p>
      <text:p text:style-name="P6"><text:span text:style-name="T8"><text:s text:c="2"/><text:tab/>auth="Container" </text:span></text:p>
      <text:p text:style-name="P6"><text:span text:style-name="T8"><text:s text:c="2"/><text:tab/>type="javax.sql.DataSource"</text:span></text:p>
      <text:p text:style-name="P6"><text:span text:style-name="T8"><text:s text:c="2"/><text:tab/>maxTotal="</text:span><text:span text:style-name="T12">8</text:span><text:span text:style-name="T8">" </text:span></text:p>
      <text:p text:style-name="P6"><text:span text:style-name="T8"><text:s text:c="2"/><text:tab/>maxIdle="4" </text:span></text:p>
      <text:p text:style-name="P6"><text:span text:style-name="T8"><text:s text:c="2"/><text:tab/>maxWaitMillis="3000"</text:span></text:p>
      <text:p text:style-name="P6"><text:span text:style-name="T8"><text:s text:c="2"/><text:tab/>username="</text:span><text:span text:style-name="T9">toto</text:span><text:span text:style-name="T8">" </text:span></text:p>
      <text:p text:style-name="P6"><text:span text:style-name="T8"><text:s text:c="2"/><text:tab/>password="moi" </text:span></text:p>
      <text:p text:style-name="P6"><text:span text:style-name="T8"><text:s text:c="2"/><text:tab/>driverClassName="org.postgresql.Driver"</text:span></text:p>
      <text:p text:style-name="P6"><text:span text:style-name="T8"><text:s text:c="2"/><text:tab/>url="jdbc:postgresql://psqlserv/da2i" /&gt;</text:span></text:p>
      <text:p text:style-name="P6"><text:span text:style-name="T8"/></text:p>
      <text:p text:style-name="P6"><text:span text:style-name="T8"><text:tab/></text:span><text:span text:style-name="T11">Avec cela on peu</text:span><text:span text:style-name="T12">t</text:span><text:span text:style-name="T11"> alors configurer </text:span><text:span text:style-name="T12">le temps avant la libération d’une connexions, le nombre maximal de connexion, la source des données ou encore le compte avec lequel la connexion est effectuée.</text:span></text:p>
      <text:p text:style-name="P6"><text:span text:style-name="T9"/></text:p>
      <text:p text:style-name="P6"><text:span text:style-name="T9"><text:tab/>Et son accès se fait ainsi : </text:span></text:p>
      <text:p text:style-name="P6"><text:span text:style-name="T9"/></text:p>
      <text:p text:style-name="P6"><text:span text:style-name="T9"><text:tab/>Context initCtx = new InitialContext();</text:span></text:p>
      <text:p text:style-name="P7"><text:span text:style-name="T9"><text:tab/>Context envCtx = (Context) initCtx.lookup("java:comp/env");</text:span></text:p>
      <text:p text:style-name="P7"><text:span text:style-name="T9"><text:tab/>Datasource ds = (DataSource) envCtx.lookup("da2i");</text:span></text:p>
      <text:p text:style-name="P7"><text:span text:style-name="T9"><text:tab/></text:span><text:span text:style-name="T10">Connection con = ds.getConnection();</text:span></text:p>
      <text:p text:style-name="P3"><text:span text:style-name="T3"/></text:p>
      <text:p text:style-name="P27"><text:span text:style-name="T3">2</text:span><text:span text:style-name="T4">)</text:span><text:span text:style-name="T38"> Le Realm</text:span></text:p>
      <text:p text:style-name="P3"><text:span text:style-name="T2"/></text:p>
      <text:p text:style-name="P19"><text:span text:style-name="T2"><text:tab/></text:span><text:span text:style-name="T40">Le Realm est un système d’authentification par rôle qui permet une restriction d’accès à des groupes de pages pour les utilisateurs ne s’étant pas connecté ou n’ayant pas les droits.</text:span></text:p>
      <text:p text:style-name="P19"><text:span text:style-name="T40"/></text:p>
      <text:p text:style-name="P19"><text:span text:style-name="T40"><text:tab/></text:span><text:span text:style-name="T39">Il doit être configur</text:span><text:span text:style-name="T41">é</text:span><text:span text:style-name="T39"> de cette manière :</text:span></text:p>
      <text:p text:style-name="P9"><text:span text:style-name="T11"><text:tab/><text:tab/>( </text:span><text:span text:style-name="T12">dans le fichier </text:span><text:span text:style-name="T11">/Nom_du_Context/META-INF/context.xml )</text:span><text:span text:style-name="T13"> :</text:span></text:p>
      <text:p text:style-name="P9"><text:span text:style-name="T13"/></text:p>
      <text:p text:style-name="P9"><text:span text:style-name="T13"><text:tab/><text:tab/></text:span><text:span text:style-name="T14">Si le pool de connexion a était implémenter :</text:span></text:p>
      <text:p text:style-name="P9"><text:span text:style-name="T14"/></text:p>
      <text:p text:style-name="P9"><text:span text:style-name="T14"><text:tab/></text:span><text:span text:style-name="T19">&lt;Realm className="org.apache.catalina.realm.DataSourceRealm" </text:span></text:p>
      <text:p text:style-name="P9"><text:span text:style-name="T19"><text:tab/>debug="99"</text:span></text:p>
      <text:p text:style-name="P9"><text:span text:style-name="T19"><text:tab/>dataSourceName="da2i"</text:span></text:p>
      <text:p text:style-name="P9"><text:span text:style-name="T19"><text:tab/>localDataSource="true"</text:span></text:p>
      <text:p text:style-name="P12"><text:span text:style-name="T19"><text:tab/>userTable="users"</text:span></text:p>
      <text:p text:style-name="P11"><text:span text:style-name="T19"><text:tab/>userNameCol="user_name"</text:span></text:p>
      <text:p text:style-name="P11"><text:span text:style-name="T19"><text:tab/>userCredCol="user_pass"</text:span></text:p>
      <text:p text:style-name="P9"><text:span text:style-name="T19"><text:tab/>userRoleTable="comptes"</text:span></text:p>
      <text:p text:style-name="P11"><text:span text:style-name="T19"><text:tab/>roleNameCol="role_name" /&gt; </text:span></text:p>
      <text:p text:style-name="P9"><text:span text:style-name="T14"/></text:p>
      <text:p text:style-name="P10"><text:span text:style-name="T14"><text:tab/><text:tab/>Si le pool de connexion</text:span><text:span text:style-name="T47"> </text:span><text:span text:style-name="T48">n’</text:span><text:span text:style-name="T47">a </text:span><text:span text:style-name="T48">pas</text:span><text:span text:style-name="T15"> </text:span><text:span text:style-name="T14">était implémenter :</text:span></text:p>
      <text:p text:style-name="P10"><text:span text:style-name="T14"/></text:p>
      <text:p text:style-name="P13"><text:span text:style-name="T13"><text:tab/>&lt;Realm className="org.apache.catalina.realm.JDBCRealm"</text:span></text:p>
      <text:p text:style-name="P13"><text:span text:style-name="T13"><text:tab/>connectionName="mathieu"</text:span></text:p>
      <text:p text:style-name="P13"><text:span text:style-name="T13"><text:tab/>connectionPassword="philippe"</text:span></text:p>
      <text:p text:style-name="P13"><text:span text:style-name="T13"><text:tab/>connectionURL="jdbc:sqlite:/tmp/mabase.db"</text:span></text:p>
      <text:p text:style-name="P13"><text:span text:style-name="T13"><text:tab/>driverName="org.sqlite.JDBC"</text:span></text:p>
      <text:p text:style-name="P13"><text:span text:style-name="T13"><text:tab/>roleNameCol="role_name"</text:span></text:p>
      <text:p text:style-name="P13"><text:span text:style-name="T13"><text:tab/>userCredCol="user_pass"</text:span></text:p>
      <text:p text:style-name="P13"><text:span text:style-name="T13"><text:tab/>userNameCol="user_name"</text:span></text:p>
      <text:p text:style-name="P13"><text:span text:style-name="T13"><text:tab/>userRoleTable="user_roles"</text:span></text:p>
      <text:p text:style-name="P13"><text:span text:style-name="T13"><text:tab/>userTable="users"/&gt;</text:span></text:p>
      <text:p text:style-name="P13"><text:span text:style-name="T13"/></text:p>
      <text:p text:style-name="P14"><text:span text:style-name="T13"><text:tab/><text:tab/></text:span><text:span text:style-name="T11">( </text:span><text:span text:style-name="T12">dans le fichier </text:span><text:span text:style-name="T11">/Nom_du_Context/</text:span><text:span text:style-name="T22">WEB</text:span><text:span text:style-name="T11">-INF/</text:span><text:span text:style-name="T23">web</text:span><text:span text:style-name="T11">.xml )</text:span><text:span text:style-name="T13"> :</text:span></text:p>
      <text:p text:style-name="P13"><text:span text:style-name="T13"/></text:p>
      <text:p text:style-name="P13"><text:span text:style-name="T13"><text:tab/>&lt;security-constraint&gt;</text:span></text:p>
      <text:p text:style-name="P13"><text:span text:style-name="T13"><text:tab/><text:tab/>&lt;web-resource-collection&gt;</text:span></text:p>
      <text:p text:style-name="P13"><text:span text:style-name="T13"><text:tab/><text:tab/><text:tab/>&lt;web-resource-name&gt;SecuredBookSite&lt;/web-resource-name&gt;</text:span></text:p>
      <text:p text:style-name="P13"><text:span text:style-name="T13"><text:tab/><text:tab/><text:tab/>&lt;url-pattern&gt;/</text:span><text:span text:style-name="T24">classic</text:span><text:span text:style-name="T13">/*&lt;/url-pattern&gt;</text:span></text:p>
      <text:p text:style-name="P13"><text:span text:style-name="T13"><text:tab/><text:tab/>&lt;/web-resource-collection&gt;</text:span></text:p>
      <text:p text:style-name="P13"><text:span text:style-name="T13"><text:tab/><text:tab/>&lt;auth-constraint&gt;</text:span></text:p>
      <text:p text:style-name="P13"><text:span text:style-name="T13"><text:tab/><text:tab/><text:tab/>&lt;role-name&gt;</text:span><text:span text:style-name="T25">admin</text:span><text:span text:style-name="T13">&lt;/role-name&gt;</text:span></text:p>
      <text:p text:style-name="P13"><text:span text:style-name="T13"><text:tab/><text:tab/>&lt;/auth-constraint&gt;</text:span></text:p>
      <text:p text:style-name="P13"><text:span text:style-name="T13"><text:tab/>&lt;/security-constraint&gt;</text:span></text:p>
      <text:p text:style-name="P30"><text:span text:style-name="T13"><text:tab/>&lt;security-role&gt;</text:span></text:p>
      <text:p text:style-name="P13"><text:span text:style-name="T13"><text:tab/><text:tab/>&lt;role-name&gt;client&lt;/role-name&gt;</text:span></text:p>
      <text:p text:style-name="P13"><text:span text:style-name="T13"><text:tab/>&lt;/security-role&gt;</text:span></text:p>
      <text:p text:style-name="P15"><text:span text:style-name="T13"><text:tab/>&lt;security-role&gt;</text:span></text:p>
      <text:p text:style-name="P15"><text:span text:style-name="T13"><text:tab/><text:tab/>&lt;role-name&gt;</text:span><text:span text:style-name="T27">admin</text:span><text:span text:style-name="T13">&lt;/role-name&gt;</text:span></text:p>
      <text:p text:style-name="P15"><text:span text:style-name="T13"><text:tab/>&lt;/security-role&gt;</text:span></text:p>
      <text:p text:style-name="P13"><text:span text:style-name="T13"/></text:p>
      <text:p text:style-name="P13"><text:span text:style-name="T13"><text:tab/><text:tab/></text:span><text:span text:style-name="T16">Si une page de connexion </text:span><text:span text:style-name="T49">n’a pas</text:span><text:span text:style-name="T16"> était créée :</text:span></text:p>
      <text:p text:style-name="P13"><text:span text:style-name="T20"/></text:p>
      <text:p text:style-name="P13"><text:span text:style-name="T26"><text:tab/>&lt;login-config&gt;</text:span></text:p>
      <text:p text:style-name="P13"><text:span text:style-name="T26"><text:tab/><text:tab/>&lt;auth-method&gt;BASIC&lt;/auth-method&gt;</text:span></text:p>
      <text:p text:style-name="P13"><text:span text:style-name="T26"><text:tab/><text:tab/>&lt;realm-name&gt;Nom affiché sur le formulaire&lt;/realm-name&gt;</text:span></text:p>
      <text:p text:style-name="P13"><text:span text:style-name="T26"><text:tab/>&lt;/login-config&gt;</text:span></text:p>
      <text:p text:style-name="P13"><text:span text:style-name="T26"/></text:p>
      <text:p text:style-name="P16"><text:span text:style-name="T26"><text:tab/><text:tab/></text:span><text:span text:style-name="T16">Si une page de connexion </text:span><text:span text:style-name="T49">a </text:span><text:span text:style-name="T16">était créée :</text:span></text:p>
      <text:p text:style-name="P16"><text:span text:style-name="T26"/></text:p>
      <text:p text:style-name="P16"><text:span text:style-name="T26"><text:tab/>&lt;login-config&gt;</text:span></text:p>
      <text:p text:style-name="P16"><text:span text:style-name="T26"><text:tab/><text:tab/>&lt;auth-method&gt;FORM&lt;/auth-method&gt;</text:span></text:p>
      <text:p text:style-name="P16"><text:span text:style-name="T26"><text:tab/><text:tab/>&lt;realm-name&gt;Some product&lt;/realm-name&gt;</text:span></text:p>
      <text:p text:style-name="P16"><text:span text:style-name="T26"><text:tab/><text:tab/>&lt;form-login-config&gt;</text:span></text:p>
      <text:p text:style-name="P16"><text:span text:style-name="T26"><text:tab/><text:tab/><text:tab/>&lt;form-login-page&gt;</text:span><text:span text:style-name="T28">connexion.html</text:span><text:span text:style-name="T26">&lt;/form-login-page&gt;</text:span></text:p>
      <text:p text:style-name="P17"><text:span text:style-name="T26"><text:tab/><text:tab/><text:tab/>&lt;form-error-page&gt;</text:span><text:span text:style-name="T28">connexion_fail.html</text:span><text:span text:style-name="T26">&lt;/form-error-page&gt;</text:span></text:p>
      <text:p text:style-name="P16"><text:span text:style-name="T26"><text:tab/><text:tab/>&lt;/form-login-config&gt;</text:span></text:p>
      <text:p text:style-name="P16"><text:span text:style-name="T26"><text:tab/>&lt;/login-config&gt;</text:span></text:p>
      <text:p text:style-name="P16"><text:span text:style-name="T26"/></text:p>
      <text:p text:style-name="P16"><text:span text:style-name="T26"><text:tab/><text:tab/></text:span><text:span text:style-name="T17">Attention</text:span><text:span text:style-name="T18"> dans la page d web de connexion </text:span><text:span text:style-name="T17">:</text:span></text:p>
      <text:p text:style-name="P16"><text:span text:style-name="T21"/></text:p>
      <text:p text:style-name="P16"><text:span text:style-name="T29"><text:tab/>&lt;form </text:span><text:span text:style-name="T17">action="j_security_check"</text:span><text:span text:style-name="T29">&gt;</text:span></text:p>
      <text:p text:style-name="P16"><text:span text:style-name="T29"><text:tab/><text:tab/>&lt;input type="text" </text:span><text:span text:style-name="T17">name="j_username"</text:span><text:span text:style-name="T29">/&gt;</text:span></text:p>
      <text:p text:style-name="P16"><text:span text:style-name="T29"><text:tab/><text:tab/>&lt;input type="password"</text:span><text:span text:style-name="T17"> name="j_password"</text:span><text:span text:style-name="T29">/&gt;</text:span></text:p>
      <text:p text:style-name="P16"><text:span text:style-name="T29"><text:tab/><text:tab/>&lt;input type="submit" value="LOGIN" /&gt;</text:span></text:p>
      <text:p text:style-name="P16"><text:span text:style-name="T29"><text:tab/>&lt;/form&gt;</text:span></text:p>
      <text:p text:style-name="P16"><text:span text:style-name="T17"/></text:p>
      <text:p text:style-name="P28"><text:span text:style-name="T6">3</text:span><text:span text:style-name="T5">)</text:span><text:span text:style-name="T44"> </text:span><text:span text:style-name="T45">Les requêtes AJAX ( JQUERY )</text:span><text:span text:style-name="T44"> </text:span></text:p>
      <text:p text:style-name="P4"><text:span text:style-name="T44"/></text:p>
      <text:p text:style-name="P23"><text:tab/>Les requêtes Ajax permette d’interroger une ressource de votre context de façon asynchrone ( sans rafraîchir votre page ). Pour effectuer cela, il est utile d’avoir de vague notion de Javascript.</text:p>
      <text:p text:style-name="P23"/>
      <text:p text:style-name="P23"><text:tab/><text:span text:style-name="T1">Il doit être configuré de cette manière :</text:span></text:p>
      <text:p text:style-name="P23"><text:tab/><text:tab/><text:span text:style-name="T51">dans votre page web :</text:span></text:p>
      <text:p text:style-name="P23"/>
      <text:p text:style-name="P23"><text:tab/><text:tab/><text:span text:style-name="T51">On importe la libraire Ajax et notre script Javascript : </text:span></text:p>
      <text:p text:style-name="P23"><text:tab/>&lt;script src="<text:a xlink:type="simple" xlink:href="https://ajax.googleapis.com/ajax/libs/jquery/3.3.1/jquery.min.js" text:style-name="Internet_20_link" text:visited-style-name="Visited_20_Internet_20_Link">https://ajax.googleapis.com/ajax/libs/jquery/3.3.1/jquery.min.js</text:a>"&gt;&lt;/script&gt;</text:p>
      <text:p text:style-name="P23"><text:tab/>&lt;script src="<text:span text:style-name="T52">main</text:span>.js"&gt;&lt;/script&gt;</text:p>
      <text:p text:style-name="P23"/>
      <text:p text:style-name="P23"><text:tab/><text:tab/><text:span text:style-name="T53">dans votre fichier main.js :</text:span></text:p>
      <text:p text:style-name="P23"/>
      <text:p text:style-name="P23"><text:tab/><text:tab/>$.ajax({</text:p>
      <text:p text:style-name="P23"><text:tab/><text:tab/><text:tab/>type: '<text:span text:style-name="T54">POST/GET/PUT/DELETE</text:span>',</text:p>
      <text:p text:style-name="P23"><text:tab/><text:tab/><text:tab/>url: '<text:span text:style-name="T54">url_ressource</text:span>',</text:p>
      <text:p text:style-name="P24"><text:tab/><text:tab/><text:tab/>data: '<text:span text:style-name="T55">nom_param1</text:span>=' + <text:span text:style-name="T55">param1 + </text:span>'<text:span text:style-name="T55">&amp;nom_param2</text:span>=' <text:span text:style-name="T55">+ param2</text:span>,</text:p>
      <text:p text:style-name="P23"><text:tab/><text:tab/><text:tab/>error: function(response) {},</text:p>
      <text:p text:style-name="P23"><text:tab/><text:tab/><text:tab/>success: function(response) {}</text:p>
      <text:p text:style-name="P23"><text:tab/><text:tab/>});</text:p>
      <text:p text:style-name="P29"><text:span text:style-name="T7">4</text:span><text:span text:style-name="T5">)</text:span><text:span text:style-name="T44"> </text:span><text:span text:style-name="T46">JSTL</text:span></text:p>
      <text:p text:style-name="P5"><text:span text:style-name="T45"/></text:p>
      <text:p text:style-name="P20"><text:tab/><text:span text:style-name="T56">Les JSTL expressions sont des balises qui permettent les tags de structures ( itération et conditionnement ), Internalisation, exécution de requêtes SQL ou encore l’utilisation de documents XML.</text:span></text:p>
      <text:p text:style-name="P20"/>
      <text:p text:style-name="P21"><text:tab/>Il doit être configuré de cette manière :</text:p>
      <text:p text:style-name="P21"><text:tab/><text:tab/><text:span text:style-name="T69">dans votre répertoire de librairie insérer jstl-1.2.jar à télécharger sur :</text:span></text:p>
      <text:p text:style-name="P21"/>
      <text:p text:style-name="P18"><text:span text:style-name="T30"><text:tab/><text:tab/><text:tab/></text:span><text:a xlink:type="simple" xlink:href="http://www.java2s.com/Code/Jar/j/Downloadjstl12jar.htm" text:style-name="Internet_20_link" text:visited-style-name="Visited_20_Internet_20_Link"><text:span text:style-name="T31">http://www.java2s.com/Code/Jar/j/Downloadjstl12jar.htm</text:span></text:a></text:p>
      <text:p text:style-name="P21"/>
      <text:p text:style-name="P21"><text:tab/><text:tab/><text:span text:style-name="T56">dans votre page web :</text:span></text:p>
      <text:p text:style-name="P21"/>
      <text:p text:style-name="P21"><text:tab/><text:tab/><text:span text:style-name="T57">On importe la librairie et on lui donne un préfixe. </text:span></text:p>
      <text:p text:style-name="P21"/>
      <text:p text:style-name="P21"><text:tab/><text:tab/>&lt;%@ taglib uri = "http://java.sun.com/jsp/jstl/core" prefix = "c" %&gt;</text:p>
      <text:p text:style-name="P21"/>
      <text:p text:style-name="P21"><text:tab/><text:tab/><text:span text:style-name="T58">On peux ensuite écrire :</text:span></text:p>
      <text:p text:style-name="P21"/>
      <text:p text:style-name="P21"><text:tab/><text:tab/>&lt;c:choose&gt;</text:p>
      <text:p text:style-name="P21"><text:tab/> <text:s text:c="2"/><text:tab/><text:tab/>&lt;c:when test=" <text:span text:style-name="T59">boolean_random == true </text:span>"&gt;</text:p>
      <text:p text:style-name="P21"><text:tab/> <text:s text:c="2"/><text:tab/><text:tab/><text:tab/>c<text:span text:style-name="T60">ode html</text:span></text:p>
      <text:p text:style-name="P21"><text:tab/> <text:s text:c="2"/><text:tab/><text:tab/>&lt;/c:when&gt;</text:p>
      <text:p text:style-name="P21"><text:tab/> <text:s text:c="3"/><text:tab/><text:tab/>&lt;c:otherwise&gt;</text:p>
      <text:p text:style-name="P22"><text:tab/> <text:s text:c="3"/><text:tab/><text:tab/><text:tab/>c<text:span text:style-name="T60">ode html</text:span></text:p>
      <text:p text:style-name="P21"><text:tab/> <text:s text:c="3"/><text:tab/><text:tab/>&lt;/c:otherwise&gt;</text:p>
      <text:p text:style-name="P21"><text:tab/><text:tab/>&lt;/c:choose&gt;</text:p>
      <text:p text:style-name="P21"/>
      <text:p text:style-name="P21"><text:tab/><text:tab/><text:span text:style-name="T61">ou encore :</text:span></text:p>
      <text:p text:style-name="P25"/>
      <text:p text:style-name="Standard"><text:span text:style-name="T67"><text:tab/><text:tab/></text:span><text:span text:style-name="Source_20_Text"><text:span text:style-name="T67">&lt;c:forEach var="entry" items="${requestScope['myErrorList']}"&gt;</text:span></text:span></text:p>
      <text:p><text:span text:style-name="Source_20_Text"><text:span text:style-name="T67"><text:tab/><text:tab/><text:tab/></text:span></text:span><text:span text:style-name="Source_20_Text"><text:span text:style-name="T68">&lt;p&gt;Coucou&lt;/p&gt;</text:span></text:span><text:span text:style-name="Source_20_Text"><text:span text:style-name="T67">&lt;br/&gt;</text:span></text:span></text:p>
      <text:p><text:span text:style-name="Source_20_Text"><text:span text:style-name="T67"><text:tab/><text:tab/>&lt;/c:forEach&gt;</text:span>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V Boli" svg:font-family="'MV Bol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cf758" officeooo:paragraph-rsid="001cf758"/>
    </style:style>
    <style:style style:name="MP2" style:family="paragraph" style:parent-style-name="Footer">
      <style:paragraph-properties fo:text-align="center" style:justify-single-word="false"/>
      <style:text-properties officeooo:rsid="001cf758" officeooo:paragraph-rsid="001cf758"/>
    </style:style>
    <style:style style:name="MT1" style:family="text">
      <style:text-properties fo:font-size="11pt" fo:font-style="italic" style:font-size-asian="11pt" style:font-style-asian="italic" style:font-size-complex="11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Tous les paragraphes de codes fournis sont, bien sûr, à configurer selon l’utilisateur.</text:span> </text:p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3:16:55.286000000</meta:creation-date>
    <dc:date>2018-03-10T15:00:02.756000000</dc:date>
    <meta:editing-duration>PT1H22M20S</meta:editing-duration>
    <meta:editing-cycles>57</meta:editing-cycles>
    <meta:generator>LibreOffice/6.0.2.1$Windows_X86_64 LibreOffice_project/f7f06a8f319e4b62f9bc5095aa112a65d2f3ac89</meta:generator>
    <meta:document-statistic meta:table-count="0" meta:image-count="0" meta:object-count="0" meta:page-count="5" meta:paragraph-count="121" meta:word-count="520" meta:character-count="4785" meta:non-whitespace-character-count="4141"/>
  </office:meta>
</office:document-meta>
</file>